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0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B=0,1; x=15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string" calcext:value-type="string">
            <text:p>Total de vértices <text:s text:c="52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{\it Clocks} do experimento<text:tab/> <text:s text:c="39"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\it Clocks} para mov.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or de $\gamma_{max}$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lor de $\gamma_{mean}$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or médio de $\rho_{max}$<text:tab/><text:tab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\% média de triângulos com $\rho &gt; \rho_{\alpha}$<text:tab/><text:tab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Valor médio de $\upsilon_{min}$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\% média de triângulos com $\upsilon &gt; \eta$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\% média de crescimento de $\gamma_{mean}$<text:tab/><text:tab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 calcext:value-type="string">
            <text:p>B=0,2; x=15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string" calcext:value-type="string">
            <text:p>Total de vértices <text:s text:c="52"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{\it Clocks} do experimento<text:tab/> <text:s text:c="39"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\it Clocks} para mov.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or de $\gamma_{max}$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or de $\gamma_{mean}$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or médio de $\rho_{max}$<text:tab/><text:tab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\% média de triângulos com $\rho &gt; \rho_{\alpha}$<text:tab/><text:tab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Valor médio de $\upsilon_{min}$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\% média de triângulos com $\upsilon &gt; \eta$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\% média de crescimento de $\gamma_{mean}$<text:tab/><text:tab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 calcext:value-type="string">
            <text:p>B=0,1; x=3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string" calcext:value-type="string">
            <text:p>Total de vértices <text:s text:c="52"/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{\it Clocks} do experimento<text:tab/> <text:s text:c="39"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\it Clocks} para mov.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or de $\gamma_{max}$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lor de $\gamma_{mean}$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or médio de $\rho_{max}$<text:tab/><text:tab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\% média de triângulos com $\rho &gt; \rho_{\alpha}$<text:tab/><text:tab/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alor médio de $\upsilon_{min}$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\% média de triângulos com $\upsilon &gt; \eta$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\% média de crescimento de $\gamma_{mean}$<text:tab/><text:tab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 calcext:value-type="string">
            <text:p>B=0,2; x=3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string" calcext:value-type="string">
            <text:p>Total de vértices <text:s text:c="52"/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{\it Clocks} do experimento<text:tab/> <text:s text:c="39"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\it Clocks} para mov.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or de $\gamma_{max}$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lor de $\gamma_{mean}$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or médio de $\rho_{max}$<text:tab/><text:tab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\% média de triângulos com $\rho &gt; \rho_{\alpha}$<text:tab/><text:tab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Valor médio de $\upsilon_{min}$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\% média de triângulos com $\upsilon &gt; \eta$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\% média de crescimento de $\gamma_{mean}$<text:tab/><text:tab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 calcext:value-type="string">
            <text:p>B=0,1; x=6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string" calcext:value-type="string">
            <text:p>Total de vértices <text:s text:c="52"/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{\it Clocks} do experimento<text:tab/> <text:s text:c="39"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\it Clocks} para mov.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or de $\gamma_{max}$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or de $\gamma_{mean}$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or médio de $\rho_{max}$<text:tab/><text:tab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\% média de triângulos com $\rho &gt; \rho_{\alpha}$<text:tab/><text:tab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Valor médio de $\upsilon_{min}$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\% média de triângulos com $\upsilon &gt; \eta$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\% média de crescimento de $\gamma_{mean}$<text:tab/><text:tab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 calcext:value-type="string">
            <text:p>B=0,2; x=6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string" calcext:value-type="string">
            <text:p>Total de vértices <text:s text:c="52"/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{\it Clocks} do experimento<text:tab/> <text:s text:c="39"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\it Clocks} para mov.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or de $\gamma_{max}$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lor de $\gamma_{mean}$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or médio de $\rho_{max}$<text:tab/><text:tab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\% média de triângulos com $\rho &gt; \rho_{\alpha}$<text:tab/><text:tab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Valor médio de $\upsilon_{min}$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\% média de triângulos com $\upsilon &gt; \eta$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\% média de crescimento de $\gamma_{mean}$<text:tab/><text:tab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 calcext:value-type="string">
            <text:p>B=0,1; x=10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string" calcext:value-type="string">
            <text:p>Total de vértices <text:s text:c="52"/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{\it Clocks} do experimento<text:tab/> <text:s text:c="39"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\it Clocks} para mov.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or de $\gamma_{max}$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lor de $\gamma_{mean}$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lor médio de $\rho_{max}$<text:tab/><text:tab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\% média de triângulos com $\rho &gt; \rho_{\alpha}$<text:tab/><text:tab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alor médio de $\upsilon_{min}$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\% média de triângulos com $\upsilon &gt; \eta$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\% média de crescimento de $\gamma_{mean}$<text:tab/><text:tab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 calcext:value-type="string">
            <text:p>B=0,2; x=10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string" calcext:value-type="string">
            <text:p>Total de vértices <text:s text:c="52"/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{\it Clocks} do experimento<text:tab/> <text:s text:c="39"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{\it Clocks} para mov. <text:tab/><text:tab/> <text:s text:c="31"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Valor de $\gamma_{max}$<text:tab/><text:tab/><text:tab/><text:tab/><text:tab/><text:tab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alor de $\gamma_{mean}$<text:tab/><text:tab/><text:tab/><text:tab/><text:tab/><text:tab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alor médio de $\rho_{max}$<text:tab/><text:tab/><text:tab/><text:tab/><text:tab/><text:tab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\% média de triângulos com $\rho &gt; \rho_{\alpha}$<text:tab/><text:tab/><text:tab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alor médio de $\upsilon_{min}$<text:tab/><text:tab/><text:tab/><text:tab/><text:tab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\% média de triângulos com $\upsilon &gt; \eta$<text:tab/><text:tab/><text:tab/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\% média de crescimento de $\gamma_{mean}$<text:tab/><text:tab/><text:tab/><text:tab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5:04:08.069240244</meta:creation-date>
    <dc:date>2014-02-27T15:19:21.682427800</dc:date>
    <meta:editing-duration>PT5M38S</meta:editing-duration>
    <meta:editing-cycles>3</meta:editing-cycles>
    <meta:generator>LibreOffice/4.1.4.2$Linux_X86_64 LibreOffice_project/410m0$Build-2</meta:generator>
    <meta:document-statistic meta:table-count="1" meta:cell-count="528" meta:object-count="0"/>
  </office:meta>
</office:document-meta>
</file>